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ntainer (LVGL)</text:h>
                    <text:list>
                        <text:list-item>
                            <text:h text:style-name="Heading_20_2" text:outline-level="2">Description</text:h>
                        </text:list-item>
                    </text:list>
                </text:list-item>
            </text:list>

            <text:p text:style-name="Standard">Use this widget as a container for other widgets.</text:p>

            
                <text:list xml:id="list_Container (LVGL)2" text:continue-numbering="true" text:continue-list="list_Contai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ntainer (LVGL)4" text:continue-numbering="true" text:continue-list="list_Container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ntainer (LVGL)5" text:continue-numbering="true" text:continue-list="list_Container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ntainer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LVGL)7" text:continue-numbering="true" text:continue-list="list_Container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ntainer (LVGL)8" text:continue-numbering="true" text:continue-list="list_Container (LVG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ntainer (LVGL)9" text:continue-numbering="true" text:continue-list="list_Container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LVGL)10" text:continue-numbering="true" text:continue-list="list_Container (LVG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ntainer (LVG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ntainer (LVGL)12" text:continue-numbering="true" text:continue-list="list_Container (LVG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LVGL)13" text:continue-numbering="true" text:continue-list="list_Container (LVG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ntainer (LVG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ntainer (LVGL)15" text:continue-numbering="true" text:continue-list="list_Container (LVG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LVGL)16" text:continue-numbering="true" text:continue-list="list_Container (LVG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ntainer (LVG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ntainer (LVGL)18" text:continue-numbering="true" text:continue-list="list_Container (LVG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LVGL)19" text:continue-numbering="true" text:continue-list="list_Container (LVG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ntainer (LVG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ontainer (LVGL)21" text:continue-numbering="true" text:continue-list="list_Container (LVGL)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LVGL)22" text:continue-numbering="true" text:continue-list="list_Container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LVGL)23" text:continue-numbering="true" text:continue-list="list_Container (LVG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ntainer (LVGL)24" text:continue-numbering="true" text:continue-list="list_Container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ntainer (LVGL)25" text:continue-numbering="true" text:continue-list="list_Container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ntainer (LVGL)26" text:continue-numbering="true" text:continue-list="list_Container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ntainer (LVGL)27" text:continue-numbering="true" text:continue-list="list_Container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ntainer (LVGL)28" text:continue-numbering="true" text:continue-list="list_Container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ntainer (LVGL)29" text:continue-numbering="true" text:continue-list="list_Container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ntainer (LVGL)30" text:continue-numbering="true" text:continue-list="list_Container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ntainer (LVGL)31" text:continue-numbering="true" text:continue-list="list_Container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ntainer (LVGL)32" text:continue-numbering="true" text:continue-list="list_Container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ntainer (LVGL)33" text:continue-numbering="true" text:continue-list="list_Container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ntainer (LVGL)34" text:continue-numbering="true" text:continue-list="list_Container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ntainer (LVGL)35" text:continue-numbering="true" text:continue-list="list_Container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ntainer (LVGL)36" text:continue-numbering="true" text:continue-list="list_Container (LVG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ntainer (LVGL)37" text:continue-numbering="true" text:continue-list="list_Container (LVG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ntainer (LVGL)38" text:continue-numbering="true" text:continue-list="list_Container (LVG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ntainer (LVGL)39" text:continue-numbering="true" text:continue-list="list_Container (LVG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ntainer (LVGL)40" text:continue-numbering="true" text:continue-list="list_Container (LVG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ntainer (LVGL)41" text:continue-numbering="true" text:continue-list="list_Container (LVG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ntainer (LVGL)42" text:continue-numbering="true" text:continue-list="list_Container (LVG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ntainer (LVGL)43" text:continue-numbering="true" text:continue-list="list_Container (LVG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ntainer (LVGL)44" text:continue-numbering="true" text:continue-list="list_Container (LVG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ntainer (LVGL)45" text:continue-numbering="true" text:continue-list="list_Container (LVG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ntainer (LVGL)46" text:continue-numbering="true" text:continue-list="list_Container (LVG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ntainer (LVG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ntainer (LVGL)48" text:continue-numbering="true" text:continue-list="list_Container (LVG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ntainer (LVG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ntainer (LVGL)50" text:continue-numbering="true" text:continue-list="list_Container (LVG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ntainer (LVGL)52" text:continue-numbering="true" text:continue-list="list_Container (LVG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ntainer (LVGL)54" text:continue-numbering="true" text:continue-list="list_Container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ntainer (LVGL)55" text:continue-numbering="true" text:continue-list="list_Container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ntainer (LVGL)56" text:continue-numbering="true" text:continue-list="list_Container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ntainer (LVGL)57" text:continue-numbering="true" text:continue-list="list_Container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ntainer (LVGL)58" text:continue-numbering="true" text:continue-list="list_Container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ntainer (LVGL)59" text:continue-numbering="true" text:continue-list="list_Container (LVG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ntainer (LVGL)60" text:continue-numbering="true" text:continue-list="list_Container (LVG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LVGL)61" text:continue-numbering="true" text:continue-list="list_Container (LVG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LVG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LVGL)63" text:continue-numbering="true" text:continue-list="list_Container (LVG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LVGL)64" text:continue-numbering="true" text:continue-list="list_Container (LVG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LVGL)65" text:continue-numbering="true" text:continue-list="list_Container (LVG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